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JbiRegistry.setManagementAgent( ManagementAgent management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JbiRegistry.setNamingStrategy( NamingStrategy 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JbiRegistry.get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JbiRegistry.unregisterComponent( Component component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dJbiRegistry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JbiRegistry.getManagement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JbiRegistry.registerServiceAssembly( ServiceAssembly serviceAssembly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JbiRegistry.ManagedJbi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JbiRegistry.registerComponent( Component component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JbiRegistry.unregisterServiceAssembly( ServiceAssembly serviceAssembly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dJbiRegistry.registerSharedLibrary( SharedLibrary sharedLibrary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JbiRegistry.unregisterSharedLibrary( SharedLibrary sharedLibrary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